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4.5cm"/>
    </style:style>
    <style:style style:name="gr2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416cm" fo:min-width="3.008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416cm" fo:min-width="3.008cm" fo:padding-top="0.139cm" fo:padding-bottom="0.139cm" fo:padding-left="0.264cm" fo:padding-right="0.264cm" draw:shadow="hidden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57cm" fo:min-width="10.72cm"/>
    </style:style>
    <style:style style:name="gr8" style:family="graphic">
      <style:graphic-properties style:protect="position size"/>
    </style:style>
    <style:style style:name="gr9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224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46cm" fo:min-width="0cm"/>
    </style:style>
    <style:style style:name="gr12" style:family="graphic" style:parent-style-name="standard">
      <style:graphic-properties draw:stroke="none" svg:stroke-color="#000000" draw:fill="none" draw:fill-color="#ffffff" fo:min-height="0.549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="solid" draw:fill-color="#804c19" draw:textarea-horizontal-align="justify" draw:textarea-vertical-align="middle" draw:auto-grow-height="false" fo:min-height="3.75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79cm" fo:min-width="0cm"/>
    </style:style>
    <style:style style:name="gr1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svg:stroke-color="#000000" draw:fill="solid" draw:fill-color="#ff6633" draw:textarea-horizontal-align="justify" draw:textarea-vertical-align="middle" draw:auto-grow-height="false" fo:min-height="3.75cm" fo:min-width="0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solid" draw:fill-color="#008000" draw:textarea-horizontal-align="justify" draw:textarea-vertical-align="middle" draw:auto-grow-height="false" fo:min-height="3.75cm" fo:min-width="0cm"/>
    </style:style>
    <style:style style:name="gr21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5" style:family="graphic" style:parent-style-name="standard">
      <style:graphic-properties draw:stroke="none" draw:fill-color="#4c4c4c"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-color="#008000" draw:textarea-horizontal-align="justify" draw:textarea-vertical-align="middle" draw:auto-grow-height="false" fo:min-height="2.25cm" fo:min-width="1.7cm"/>
    </style:style>
    <style:style style:name="gr29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cm"/>
    </style:style>
    <style:style style:name="gr30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31" style:family="graphic" style:parent-style-name="standard">
      <style:graphic-properties draw:stroke="none" draw:fill-color="#b3b3b3" draw:textarea-horizontal-align="justify" draw:textarea-vertical-align="middle" draw:auto-grow-height="false" fo:min-height="0.302cm" fo:min-width="0cm"/>
    </style:style>
    <style:style style:name="gr32" style:family="graphic" style:parent-style-name="standard">
      <style:graphic-properties draw:stroke="none" draw:fill-color="#b3b3b3" draw:textarea-horizontal-align="justify" draw:textarea-vertical-align="middle" draw:auto-grow-height="false" fo:min-height="0.102cm" fo:min-width="0.3cm"/>
    </style:style>
    <style:style style:name="gr33" style:family="graphic" style:parent-style-name="standard">
      <style:graphic-properties draw:stroke="none" draw:fill-color="#b3b3b3" draw:textarea-horizontal-align="justify" draw:textarea-vertical-align="middle" draw:auto-grow-height="false" fo:min-height="0.002cm" fo:min-width="0.2cm"/>
    </style:style>
    <style:style style:name="gr34" style:family="graphic" style:parent-style-name="standard">
      <style:graphic-properties draw:stroke="none" draw:fill-color="#b3b3b3" draw:textarea-horizontal-align="justify" draw:textarea-vertical-align="middle" draw:auto-grow-height="false" fo:min-height="0.002cm" fo:min-width="0cm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.102cm" fo:min-width="0.2cm"/>
    </style:style>
    <style:style style:name="gr36" style:family="graphic" style:parent-style-name="standard">
      <style:graphic-properties draw:stroke="none" draw:fill-color="#cc6633" draw:textarea-horizontal-align="justify" draw:textarea-vertical-align="middle" draw:auto-grow-height="false" fo:min-height="0.102cm" fo:min-width="0cm"/>
    </style:style>
    <style:style style:name="gr37" style:family="graphic" style:parent-style-name="standard">
      <style:graphic-properties draw:stroke="none" draw:fill-color="#cc6633" draw:textarea-horizontal-align="justify" draw:textarea-vertical-align="middle" draw:auto-grow-height="false" fo:min-height="0.002cm" fo:min-width="0cm"/>
    </style:style>
    <style:style style:name="gr38" style:family="graphic" style:parent-style-name="standard">
      <style:graphic-properties draw:stroke="none" draw:fill-color="#000000" draw:textarea-horizontal-align="justify" draw:textarea-vertical-align="middle" draw:auto-grow-height="false" fo:min-height="0.102cm" fo:min-width="0cm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objectwithoutfill">
      <style:graphic-properties draw:stroke="solid"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draw:shadow="visible" draw:shadow-offset-x="-0.02cm" draw:shadow-offset-y="0.02cm"/>
    </style:style>
    <style:style style:name="gr41" style:family="graphic" style:parent-style-name="standard">
      <style:graphic-properties draw:stroke="none" draw:fill-color="#666666" draw:textarea-horizontal-align="justify" draw:textarea-vertical-align="middle" draw:auto-grow-height="false" fo:min-height="0.95cm" fo:min-width="1.8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316cm" fo:min-width="0.066cm"/>
    </style:style>
    <style:style style:name="gr43" style:family="graphic" style:parent-style-name="standard">
      <style:graphic-properties draw:stroke="none" draw:fill="gradient" draw:fill-color="#b3b300" draw:fill-gradient-name="Gradient_20_1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solid" draw:fill-color="#000000" draw:opacity="100%" draw:opacity-name="Transparency_20_36" draw:textarea-horizontal-align="justify" draw:textarea-vertical-align="middle" draw:auto-grow-height="false" fo:min-height="0.316cm" fo:min-width="0.066cm"/>
    </style:style>
    <style:style style:name="gr46" style:family="graphic" style:parent-style-name="standard">
      <style:graphic-properties draw:stroke="solid" svg:stroke-color="#b3b300" draw:fill-color="#b3b300" draw:textarea-horizontal-align="justify" draw:textarea-vertical-align="middle" draw:auto-grow-height="false" fo:min-height="0cm" fo:min-width="0.214cm"/>
    </style:style>
    <style:style style:name="gr47" style:family="graphic" style:parent-style-name="standard">
      <style:graphic-properties draw:stroke="solid" svg:stroke-color="#b3b300" draw:fill-color="#b3b3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draw:shadow="visible" draw:shadow-offset-x="-0.02cm" draw:shadow-offset-y="0.02cm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3.817cm" fo:padding-bottom="0cm" fo:padding-left="0cm"/>
      <style:paragraph-properties style:writing-mode="lr-tb"/>
    </style:style>
    <style:style style:name="gr51" style:family="graphic" style:parent-style-name="standard">
      <style:graphic-properties draw:stroke="none" draw:fill-color="#4c4c4c"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draw:stroke="solid" svg:stroke-width="0.035cm" svg:stroke-color="#00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draw:stroke="dash" draw:stroke-dash="Ultrafine_20_Dashed" svg:stroke-width="0.035cm" svg:stroke-color="#00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draw:stroke="solid" svg:stroke-width="0.018cm" svg:stroke-color="#9966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5" style:family="graphic" style:parent-style-name="objectwithoutfill">
      <style:graphic-properties draw:stroke="solid"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draw:stroke="dash" draw:stroke-dash="Ultrafine_20_Dashed"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58" style:family="graphic" style:parent-style-name="standard">
      <style:graphic-properties svg:stroke-color="#999999" draw:fill-color="#ffffcc" draw:textarea-horizontal-align="justify" draw:textarea-vertical-align="middle" draw:auto-grow-height="false" fo:min-height="3.667cm" fo:min-width="0.101cm"/>
    </style:style>
    <style:style style:name="gr59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201cm"/>
    </style:style>
    <style:style style:name="gr60" style:family="graphic" style:parent-style-name="objectwithoutfill">
      <style:graphic-properties svg:stroke-width="0.035cm" svg:stroke-color="#4c4c4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draw:fill-color="#ffffff" draw:opacity-name="Transparency_20_41" draw:textarea-horizontal-align="justify" draw:textarea-vertical-align="top" draw:auto-grow-height="false" fo:min-height="0.95cm" fo:min-width="3cm"/>
      <style:paragraph-properties style:writing-mode="lr-tb"/>
    </style:style>
    <style:style style:name="gr62" style:family="graphic" style:parent-style-name="objectwithoutfill">
      <style:graphic-properties draw:stroke="solid" svg:stroke-width="0.028cm" svg:stroke-color="#000000" draw:marker-start-width="0.242cm" draw:marker-end="Symmetric_20_Arrow" draw:marker-end-width="0.2cm" draw:fill="none" draw:textarea-vertical-align="middle" fo:padding-top="0.139cm" fo:padding-bottom="0.139cm" fo:padding-left="0.264cm" fo:padding-right="0.264cm"/>
    </style:style>
    <style:style style:name="gr63" style:family="graphic" style:parent-style-name="objectwithoutfill">
      <style:graphic-properties draw:stroke="solid" svg:stroke-width="0.018cm" svg:stroke-color="#000000" draw:marker-start-width="0.227cm" draw:marker-end="Symmetric_20_Arrow" draw:marker-end-width="0.1cm" draw:fill="none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6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 draw:shadow="visible" draw:shadow-offset-x="-0.02cm" draw:shadow-offset-y="0.02cm"/>
    </style:style>
    <style:style style:name="gr67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10pt" style:font-size-complex="10pt"/>
    </style:style>
    <style:style style:name="P6" style:family="paragraph">
      <loext:graphic-properties draw:fill="solid" draw:fill-color="#000000" draw:opacity="100%"/>
      <style:paragraph-properties fo:text-align="center"/>
      <style:text-properties fo:font-weight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804c19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729fcf"/>
      <style:paragraph-properties fo:text-align="center" style:writing-mode="lr-tb"/>
    </style:style>
    <style:style style:name="P12" style:family="paragraph">
      <loext:graphic-properties draw:fill="solid" draw:fill-color="#804c19"/>
      <style:paragraph-properties fo:text-align="center"/>
    </style:style>
    <style:style style:name="P13" style:family="paragraph">
      <loext:graphic-properties draw:fill="solid" draw:fill-color="#ff6633"/>
      <style:paragraph-properties fo:text-align="center" style:writing-mode="lr-tb"/>
    </style:style>
    <style:style style:name="P14" style:family="paragraph">
      <loext:graphic-properties draw:fill="solid" draw:fill-color="#ff6633"/>
      <style:paragraph-properties fo:text-align="center"/>
    </style:style>
    <style:style style:name="P15" style:family="paragraph">
      <loext:graphic-properties draw:fill="solid" draw:fill-color="#008000"/>
      <style:paragraph-properties fo:text-align="center" style:writing-mode="lr-tb"/>
    </style:style>
    <style:style style:name="P16" style:family="paragraph">
      <loext:graphic-properties draw:fill="solid" draw:fill-color="#008000"/>
      <style:paragraph-properties fo:text-align="center"/>
    </style:style>
    <style:style style:name="P17" style:family="paragraph">
      <loext:graphic-properties draw:fill="solid" draw:fill-color="#0000ff"/>
      <style:paragraph-properties fo:text-align="center" style:writing-mode="lr-tb"/>
    </style:style>
    <style:style style:name="P18" style:family="paragraph">
      <loext:graphic-properties draw:fill="solid" draw:fill-color="#0000ff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end" fo:text-indent="0cm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6pt" fo:font-weight="bold" style:font-size-asian="6pt" style:font-size-complex="6pt"/>
    </style:style>
    <style:style style:name="P22" style:family="paragraph">
      <loext:graphic-properties draw:fill="none" draw:fill-color="#ffffff"/>
      <style:paragraph-properties style:writing-mode="lr-tb"/>
      <style:text-properties fo:font-size="6pt" fo:font-weight="bold" style:font-size-asian="6pt" style:font-size-complex="6pt"/>
    </style:style>
    <style:style style:name="P23" style:family="paragraph">
      <loext:graphic-properties draw:fill-color="#4c4c4c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6pt" fo:font-weight="bold" style:font-size-asian="6pt" style:font-size-complex="6pt"/>
    </style:style>
    <style:style style:name="P26" style:family="paragraph">
      <loext:graphic-properties draw:fill="none" draw:fill-color="#ffffff"/>
      <style:paragraph-properties fo:text-align="end" style:writing-mode="lr-tb"/>
      <style:text-properties fo:font-size="6pt" fo:font-weight="bold" style:font-size-asian="6pt" style:font-weight-asian="bold" style:font-size-complex="6pt" style:font-weight-complex="bold"/>
    </style:style>
    <style:style style:name="P27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28" style:family="paragraph">
      <loext:graphic-properties draw:fill-color="#008000"/>
      <style:paragraph-properties fo:text-align="center"/>
    </style:style>
    <style:style style:name="P29" style:family="paragraph">
      <loext:graphic-properties draw:fill-color="#666666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8pt" style:font-size-asian="8pt" style:font-size-complex="8pt"/>
    </style:style>
    <style:style style:name="P31" style:family="paragraph">
      <loext:graphic-properties draw:fill-color="#b3b3b3"/>
      <style:paragraph-properties fo:text-align="center"/>
    </style:style>
    <style:style style:name="P32" style:family="paragraph">
      <loext:graphic-properties draw:fill-color="#cc6633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="gradient" draw:fill-color="#b3b300" draw:fill-gradient-name="Gradient_20_10"/>
      <style:paragraph-properties fo:text-align="center"/>
    </style:style>
    <style:style style:name="P35" style:family="paragraph">
      <loext:graphic-properties draw:fill-color="#ffff00"/>
      <style:paragraph-properties fo:text-align="center"/>
    </style:style>
    <style:style style:name="P36" style:family="paragraph">
      <loext:graphic-properties draw:fill="solid" draw:fill-color="#000000" draw:opacity="100%" draw:opacity-name="Transparency_20_36"/>
      <style:paragraph-properties fo:text-align="center"/>
    </style:style>
    <style:style style:name="P37" style:family="paragraph">
      <loext:graphic-properties draw:fill-color="#b3b300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40" style:family="paragraph">
      <style:paragraph-properties fo:text-align="center" style:writing-mode="lr-tb"/>
      <style:text-properties fo:font-size="8pt" style:font-size-asian="8pt" style:font-size-complex="8pt"/>
    </style:style>
    <style:style style:name="P41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42" style:family="paragraph">
      <loext:graphic-properties draw:fill-color="#ffffcc"/>
      <style:paragraph-properties fo:text-align="center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loext:graphic-properties draw:fill-color="#ffffff" draw:opacity-name="Transparency_20_41"/>
      <style:paragraph-properties fo:text-align="center" style:writing-mode="lr-tb"/>
    </style:style>
    <style:style style:name="P45" style:family="paragraph">
      <style:paragraph-properties fo:text-align="start"/>
      <style:text-properties fo:font-size="8pt" style:font-size-asian="8pt" style:font-size-complex="8pt"/>
    </style:style>
    <style:style style:name="P46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style:paragraph-properties fo:line-height="115%" fo:text-align="start"/>
      <style:text-properties fo:font-size="8pt" style:font-size-asian="8pt" style:font-size-complex="8pt"/>
    </style:style>
    <style:style style:name="P48" style:family="paragraph">
      <style:paragraph-properties fo:margin-left="0cm" fo:margin-right="0cm" fo:margin-top="0cm" fo:margin-bottom="0cm" fo:line-height="115%" fo:text-indent="0cm"/>
      <style:text-properties fo:font-size="8pt" style:font-size-asian="8pt" style:font-size-complex="8pt"/>
    </style:style>
    <style:style style:name="P49" style:family="paragraph">
      <loext:graphic-properties draw:fill="none" draw:fill-color="#ffffff"/>
      <style:paragraph-properties fo:line-height="115%" fo:text-align="start" style:writing-mode="lr-tb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fo:font-weight="bold" style:font-size-asian="6pt" style:font-size-complex="6pt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 loext:opacity="100%" style:font-name="Liberation Serif" fo:font-size="8pt" style:font-size-asian="8pt" style:font-size-complex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2.5cm" svg:x="1cm" svg:y="4.2cm">
            <text:p/>
            <draw:enhanced-geometry svg:viewBox="0 0 21600 21600" draw:type="rectangle" draw:enhanced-path="M 0 0 L 21600 0 21600 21600 0 21600 0 0 Z N"/>
          </draw:custom-shape>
          <draw:path draw:style-name="gr2" draw:text-style-name="P1" draw:layer="layout" svg:width="4.661cm" svg:height="2.303cm" svg:x="1.17cm" svg:y="4.296cm" svg:viewBox="0 0 4662 2304" svg:d="M30 104c60-104 200-100 300-100 1406-8 2691-1 4100 0 94 0 148 1 200 100s32 135 0 300c-97 494-197 1072-300 1600-18 96-7 113-100 200-71 66-188 100-300 100-1081-2-2098-2-3200 0-109 0-200 0-300-100-79-79-82-99-100-200-96-546-191-1011-300-1600-13-69-60-196 0-300z">
            <text:p/>
          </draw:path>
          <draw:custom-shape draw:style-name="gr3" draw:text-style-name="P2" draw:layer="layout" svg:width="0.4cm" svg:height="0.1cm" svg:x="1.8cm" svg:y="4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6" draw:id="id6" draw:layer="layout" svg:width="0.4cm" svg:height="0.1cm" svg:x="2.3cm" svg:y="5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4" draw:id="id4" draw:layer="layout" svg:width="0.4cm" svg:height="0.1cm" svg:x="2.8cm" svg:y="4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1cm" svg:x="3.3cm" svg:y="5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0.4cm" svg:height="0.1cm" svg:x="3.8cm" svg:y="4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" draw:id="id1" draw:layer="layout" svg:width="0.4cm" svg:height="0.1cm" svg:x="4.3cm" svg:y="5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1cm" svg:x="4.8cm" svg:y="4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1" draw:id="id11" draw:layer="layout" svg:width="0.4cm" svg:height="0.1cm" svg:x="1.8cm" svg:y="6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8" draw:id="id8" draw:layer="layout" svg:width="0.4cm" svg:height="0.1cm" svg:x="2.3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9" draw:id="id9" draw:layer="layout" svg:width="0.4cm" svg:height="0.1cm" svg:x="2.8cm" svg:y="6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2" draw:id="id12" draw:layer="layout" svg:width="0.4cm" svg:height="0.1cm" svg:x="3.3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1cm" svg:x="3.8cm" svg:y="6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1cm" svg:x="4.3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4cm" svg:height="0.1cm" svg:x="4.8cm" svg:y="6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4cm" svg:height="0.645cm" svg:x="5cm" svg:y="4.2cm">
            <draw:text-box>
              <text:p><text:span text:style-name="T1">1</text:span></text:p>
            </draw:text-box>
          </draw:frame>
          <draw:frame draw:style-name="gr4" draw:text-style-name="P3" draw:layer="layout" svg:width="0.4cm" svg:height="0.645cm" svg:x="1.4cm" svg:y="4.301cm">
            <draw:text-box>
              <text:p><text:span text:style-name="T1">7</text:span></text:p>
            </draw:text-box>
          </draw:frame>
          <draw:frame draw:style-name="gr4" draw:text-style-name="P3" draw:layer="layout" svg:width="0.9cm" svg:height="0.645cm" svg:x="1.3cm" svg:y="5.602cm">
            <draw:text-box>
              <text:p><text:span text:style-name="T1">14</text:span></text:p>
            </draw:text-box>
          </draw:frame>
          <draw:frame draw:style-name="gr4" draw:text-style-name="P3" draw:layer="layout" svg:width="0.4cm" svg:height="0.645cm" svg:x="5cm" svg:y="5.602cm">
            <draw:text-box>
              <text:p><text:span text:style-name="T1">8</text:span></text:p>
            </draw:text-box>
          </draw:frame>
          <draw:frame draw:style-name="gr4" draw:text-style-name="P4" draw:layer="layout" svg:width="0.4cm" svg:height="0.645cm" svg:x="4.5cm" svg:y="4.801cm">
            <draw:text-box>
              <text:p><text:span text:style-name="T2">2</text:span></text:p>
            </draw:text-box>
          </draw:frame>
          <draw:frame draw:style-name="gr4" draw:text-style-name="P4" draw:layer="layout" svg:width="0.4cm" svg:height="0.645cm" svg:x="4cm" svg:y="4.301cm">
            <draw:text-box>
              <text:p><text:span text:style-name="T2">3</text:span></text:p>
            </draw:text-box>
          </draw:frame>
          <draw:frame draw:style-name="gr4" draw:text-style-name="P4" draw:layer="layout" svg:width="0.4cm" svg:height="0.645cm" svg:x="3cm" svg:y="4.301cm">
            <draw:text-box>
              <text:p><text:span text:style-name="T2">5</text:span></text:p>
            </draw:text-box>
          </draw:frame>
          <draw:frame draw:style-name="gr4" draw:text-style-name="P4" draw:layer="layout" svg:width="0.4cm" svg:height="0.645cm" svg:x="3.5cm" svg:y="4.802cm">
            <draw:text-box>
              <text:p><text:span text:style-name="T2">4</text:span></text:p>
            </draw:text-box>
          </draw:frame>
          <draw:frame draw:style-name="gr4" draw:text-style-name="P4" draw:layer="layout" svg:width="0.4cm" svg:height="0.645cm" svg:x="2.5cm" svg:y="4.803cm">
            <draw:text-box>
              <text:p><text:span text:style-name="T2">6</text:span></text:p>
            </draw:text-box>
          </draw:frame>
          <draw:frame draw:style-name="gr5" draw:text-style-name="P4" draw:layer="layout" svg:width="0.9cm" svg:height="0.569cm" svg:x="3.8cm" svg:y="5.703cm">
            <draw:text-box>
              <text:p><text:span text:style-name="T2">10</text:span></text:p>
            </draw:text-box>
          </draw:frame>
          <draw:frame draw:style-name="gr5" draw:text-style-name="P4" draw:layer="layout" svg:width="0.9cm" svg:height="0.569cm" svg:x="2.6cm" svg:y="5.704cm">
            <draw:text-box>
              <text:p><text:span text:style-name="T2">12</text:span></text:p>
            </draw:text-box>
          </draw:frame>
          <draw:frame draw:style-name="gr5" draw:text-style-name="P5" draw:layer="layout" svg:width="0.9cm" svg:height="0.569cm" svg:x="4.4cm" svg:y="5.205cm">
            <draw:text-box>
              <text:p><text:span text:style-name="T3">9</text:span></text:p>
            </draw:text-box>
          </draw:frame>
          <draw:frame draw:style-name="gr5" draw:text-style-name="P5" draw:layer="layout" svg:width="0.9cm" svg:height="0.569cm" svg:x="3.3cm" svg:y="5.206cm">
            <draw:text-box>
              <text:p><text:span text:style-name="T3">11</text:span></text:p>
            </draw:text-box>
          </draw:frame>
          <draw:frame draw:style-name="gr5" draw:text-style-name="P5" draw:layer="layout" svg:width="0.9cm" svg:height="0.569cm" svg:x="2.3cm" svg:y="5.207cm">
            <draw:text-box>
              <text:p><text:span text:style-name="T3">13</text:span></text:p>
            </draw:text-box>
          </draw:frame>
        </draw:g>
        <draw:g>
          <draw:glue-point draw:id="4" svg:x="-3.026cm" svg:y="-1.143cm"/>
          <draw:glue-point draw:id="5" svg:x="-2.236cm" svg:y="-1.143cm"/>
          <draw:glue-point draw:id="6" svg:x="-1.359cm" svg:y="-1.143cm"/>
          <draw:glue-point draw:id="7" svg:x="-0.482cm" svg:y="-1.143cm"/>
          <draw:glue-point draw:id="8" svg:x="0.482cm" svg:y="-1.143cm"/>
          <draw:glue-point draw:id="9" svg:x="1.271cm" svg:y="-1.143cm"/>
          <draw:glue-point draw:id="10" svg:x="2.236cm" svg:y="-1.143cm"/>
          <draw:glue-point draw:id="11" svg:x="3.114cm" svg:y="-1.143cm"/>
          <draw:glue-point draw:id="12" svg:x="2.675cm" svg:y="1.19cm"/>
          <draw:glue-point draw:id="13" svg:x="1.71cm" svg:y="1.19cm"/>
          <draw:glue-point draw:id="14" svg:x="0.921cm" svg:y="1.19cm"/>
          <draw:glue-point draw:id="15" svg:x="-0.043cm" svg:y="1.19cm"/>
          <draw:glue-point draw:id="16" svg:x="-0.833cm" svg:y="1.19cm"/>
          <draw:glue-point draw:id="17" svg:x="-1.798cm" svg:y="1.19cm"/>
          <draw:glue-point draw:id="18" svg:x="-2.675cm" svg:y="1.19cm"/>
          <draw:glue-point draw:id="19" svg:x="-3.55cm" svg:y="-0.343cm" draw:align="center"/>
          <draw:glue-point draw:id="20" svg:x="-2.236cm" svg:y="-1.143cm"/>
          <draw:glue-point draw:id="21" svg:x="-2.675cm" svg:y="1.19cm"/>
          <draw:glue-point draw:id="22" svg:x="-1.798cm" svg:y="1.19cm"/>
          <draw:glue-point draw:id="23" svg:x="-1.359cm" svg:y="-1.143cm"/>
          <draw:glue-point draw:id="24" svg:x="-0.833cm" svg:y="1.19cm"/>
          <draw:glue-point draw:id="25" svg:x="-0.394cm" svg:y="-1.143cm"/>
          <draw:glue-point draw:id="26" svg:x="-0.043cm" svg:y="0.856cm"/>
          <draw:glue-point draw:id="27" svg:x="-0.043cm" svg:y="1.19cm"/>
          <draw:glue-point draw:id="28" svg:x="-0.482cm" svg:y="-1.143cm"/>
          <draw:glue-point draw:id="29" svg:x="0.394cm" svg:y="-1.143cm"/>
          <draw:glue-point draw:id="30" svg:x="0.921cm" svg:y="1.19cm"/>
          <draw:glue-point draw:id="31" svg:x="1.359cm" svg:y="-1.143cm"/>
          <draw:glue-point draw:id="32" svg:x="1.798cm" svg:y="1.19cm"/>
          <draw:glue-point draw:id="33" svg:x="2.236cm" svg:y="-1.143cm"/>
          <draw:glue-point draw:id="34" svg:x="2.587cm" svg:y="1.19cm"/>
          <draw:glue-point draw:id="35" svg:x="3.114cm" svg:y="-1.143cm"/>
          <draw:glue-point draw:id="36" svg:x="-2.587cm" svg:y="0.856cm"/>
          <draw:glue-point draw:id="37" svg:x="-3cm" svg:y="0.3cm" draw:align="center"/>
          <draw:glue-point draw:id="38" svg:x="-2.543cm" svg:y="1.333cm"/>
          <draw:glue-point draw:id="39" svg:x="-2.999cm" svg:y="1.8cm" draw:align="top"/>
          <draw:path draw:style-name="gr6" draw:text-style-name="P1" draw:layer="layout" svg:width="8.893cm" svg:height="2.304cm" svg:x="8.253cm" svg:y="4.548cm" svg:viewBox="0 0 8894 2305" svg:d="M30 105c60-104 200-100 300-100 1406-8 6923-5 8332-4 94 0 148 1 200 100s32 135 0 300c-97 494-197 1072-300 1600-18 96-7 113-100 200-71 66-188 100-300 100-1081-2-6330 2-7432 4-109 0-200 0-300-100-79-79-82-99-100-200-96-546-191-1011-300-1600-13-69-60-196 0-300z">
            <text:p/>
          </draw:path>
          <draw:custom-shape draw:style-name="gr7" draw:text-style-name="P1" draw:layer="layout" svg:width="11.4cm" svg:height="3cm" svg:x="7cm" svg:y="4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31.256247917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8">
            <draw:glue-point draw:id="4" svg:x="-4.8cm" svg:y="-2.642cm"/>
            <draw:custom-shape draw:style-name="gr9" draw:text-style-name="P6" draw:layer="layout" svg:width="0.5cm" svg:height="0.5cm" svg:x="8.95cm" svg:y="4.943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9.451cm" svg:y="5.969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9.95cm" svg:y="4.95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0.451cm" svg:y="5.976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0.95cm" svg:y="4.95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1.451cm" svg:y="5.976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1.95cm" svg:y="4.957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2.451cm" svg:y="5.983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2.95cm" svg:y="4.95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3.451cm" svg:y="5.976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3.95cm" svg:y="4.957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4.451cm" svg:y="5.983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4.95cm" svg:y="4.957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0.499cm" svg:height="0.474cm" svg:x="15.451cm" svg:y="5.983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0.5cm" svg:height="0.5cm" svg:x="15.95cm" svg:y="4.964cm">
              <text:p/>
  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11" draw:text-style-name="P1" draw:layer="layout" svg:width="0.7cm" svg:height="0.7cm" svg:x="7.25cm" svg:y="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7cm" svg:height="0.7cm" svg:x="17.451cm" svg:y="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0.4cm" svg:height="0.645cm" svg:x="8.5cm" svg:y="4.701cm">
            <draw:text-box>
              <text:p><text:span text:style-name="T1">1</text:span></text:p>
            </draw:text-box>
          </draw:frame>
          <draw:frame draw:style-name="gr4" draw:text-style-name="P3" draw:layer="layout" svg:width="0.4cm" svg:height="0.645cm" svg:x="16.4cm" svg:y="4.702cm">
            <draw:text-box>
              <text:p><text:span text:style-name="T1">8</text:span></text:p>
            </draw:text-box>
          </draw:frame>
          <draw:frame draw:style-name="gr4" draw:text-style-name="P3" draw:layer="layout" svg:width="0.4cm" svg:height="0.645cm" svg:x="9cm" svg:y="6.003cm">
            <draw:text-box>
              <text:p><text:span text:style-name="T1">9</text:span></text:p>
            </draw:text-box>
          </draw:frame>
          <draw:frame draw:style-name="gr4" draw:text-style-name="P3" draw:layer="layout" svg:width="0.9cm" svg:height="0.645cm" svg:x="15.8cm" svg:y="5.9cm">
            <draw:text-box>
              <text:p><text:span text:style-name="T1">15</text:span></text:p>
            </draw:text-box>
          </draw:frame>
          <draw:frame draw:style-name="gr4" draw:text-style-name="P4" draw:layer="layout" svg:width="0.4cm" svg:height="0.645cm" svg:x="10.3cm" svg:y="4.802cm">
            <draw:text-box>
              <text:p><text:span text:style-name="T2">2</text:span></text:p>
            </draw:text-box>
          </draw:frame>
          <draw:frame draw:style-name="gr4" draw:text-style-name="P4" draw:layer="layout" svg:width="0.4cm" svg:height="0.645cm" svg:x="11.3cm" svg:y="4.803cm">
            <draw:text-box>
              <text:p><text:span text:style-name="T2">3</text:span></text:p>
            </draw:text-box>
          </draw:frame>
          <draw:frame draw:style-name="gr4" draw:text-style-name="P4" draw:layer="layout" svg:width="0.4cm" svg:height="0.645cm" svg:x="12cm" svg:y="4.804cm">
            <draw:text-box>
              <text:p><text:span text:style-name="T2">4</text:span></text:p>
            </draw:text-box>
          </draw:frame>
          <draw:frame draw:style-name="gr4" draw:text-style-name="P4" draw:layer="layout" svg:width="0.4cm" svg:height="0.645cm" svg:x="13.3cm" svg:y="4.805cm">
            <draw:text-box>
              <text:p><text:span text:style-name="T2">5</text:span></text:p>
            </draw:text-box>
          </draw:frame>
          <draw:frame draw:style-name="gr4" draw:text-style-name="P4" draw:layer="layout" svg:width="0.4cm" svg:height="0.645cm" svg:x="14.3cm" svg:y="4.806cm">
            <draw:text-box>
              <text:p><text:span text:style-name="T2">6</text:span></text:p>
            </draw:text-box>
          </draw:frame>
          <draw:frame draw:style-name="gr4" draw:text-style-name="P4" draw:layer="layout" svg:width="0.4cm" svg:height="0.645cm" svg:x="15cm" svg:y="4.807cm">
            <draw:text-box>
              <text:p><text:span text:style-name="T2">7</text:span></text:p>
            </draw:text-box>
          </draw:frame>
          <draw:frame draw:style-name="gr5" draw:text-style-name="P4" draw:layer="layout" svg:width="0.9cm" svg:height="0.569cm" svg:x="10cm" svg:y="6.208cm">
            <draw:text-box>
              <text:p><text:span text:style-name="T2">10</text:span></text:p>
            </draw:text-box>
          </draw:frame>
          <draw:frame draw:style-name="gr5" draw:text-style-name="P4" draw:layer="layout" svg:width="0.9cm" svg:height="0.569cm" svg:x="11.3cm" svg:y="6.209cm">
            <draw:text-box>
              <text:p><text:span text:style-name="T2">11</text:span></text:p>
            </draw:text-box>
          </draw:frame>
          <draw:frame draw:style-name="gr5" draw:text-style-name="P4" draw:layer="layout" svg:width="0.9cm" svg:height="0.569cm" svg:x="12cm" svg:y="6.21cm">
            <draw:text-box>
              <text:p><text:span text:style-name="T2">12</text:span></text:p>
            </draw:text-box>
          </draw:frame>
          <draw:frame draw:style-name="gr5" draw:text-style-name="P4" draw:layer="layout" svg:width="0.9cm" svg:height="0.569cm" svg:x="13cm" svg:y="6.211cm">
            <draw:text-box>
              <text:p><text:span text:style-name="T2">13</text:span></text:p>
            </draw:text-box>
          </draw:frame>
          <draw:frame draw:style-name="gr5" draw:text-style-name="P4" draw:layer="layout" svg:width="0.9cm" svg:height="0.569cm" svg:x="14.3cm" svg:y="6.212cm">
            <draw:text-box>
              <text:p><text:span text:style-name="T2">14</text:span></text:p>
            </draw:text-box>
          </draw:frame>
        </draw:g>
        <draw:frame draw:style-name="gr12" draw:text-style-name="P8" draw:layer="layout" svg:width="4cm" svg:height="0.799cm" svg:x="14.3cm" svg:y="3.401cm">
          <draw:text-box>
            <text:p text:style-name="P7"><text:span text:style-name="T4">DA15 Solder side</text:span></text:p>
          </draw:text-box>
        </draw:frame>
        <draw:connector draw:style-name="gr13" draw:text-style-name="P1" draw:layer="layout" draw:type="curve" svg:x1="4.5cm" svg:y1="5.2cm" svg:x2="4.6cm" svg:y2="4.002cm" draw:start-shape="id1" draw:start-glue-point="0" draw:end-shape="id2" draw:end-glue-point="4" svg:d="M4500 5200c0-897 100-298 100-1198" svg:viewBox="0 0 101 1199">
          <text:p/>
        </draw:connector>
        <draw:g xml:id="id10" draw:id="id10">
          <draw:glue-point draw:id="4" svg:x="-2.982cm" svg:y="-5cm"/>
          <draw:glue-point draw:id="5" svg:x="3.01cm" svg:y="-5cm"/>
          <draw:glue-point draw:id="6" svg:x="4.598cm" svg:y="-4.991cm"/>
          <draw:glue-point draw:id="7" svg:x="-1.791cm" svg:y="-4.991cm"/>
          <draw:glue-point draw:id="8" svg:x="4.198cm" svg:y="-3.881cm"/>
          <draw:glue-point draw:id="9" svg:x="3.798cm" svg:y="-3.881cm"/>
          <draw:glue-point draw:id="10" svg:x="3.798cm" svg:y="-3.881cm"/>
          <draw:glue-point draw:id="11" svg:x="3.798cm" svg:y="-3.881cm"/>
          <draw:glue-point draw:id="12" svg:x="-4.637cm" svg:y="-4.98cm"/>
          <draw:glue-point draw:id="13" svg:x="1.431cm" svg:y="-4.98cm"/>
          <draw:path draw:style-name="gr14" draw:text-style-name="P9" draw:layer="layout" svg:width="2.699cm" svg:height="3.601cm" svg:x="1.7cm" svg:y="7.293cm" svg:viewBox="0 0 2700 3602" svg:d="M1900 3602c133-333 602-669 600-1002-2-315-600-698-600-998 0-800-1900-1000-1900-1600 36-4 65 0 100 0 31 0 69-4 100 0 300 600 1900 700 1900 1600 0 300 600 698 600 998s-467 669-600 1002c-67 0-133 0-200 0z">
            <text:p/>
          </draw:path>
          <draw:g>
            <draw:custom-shape draw:style-name="gr15" draw:text-style-name="P10" draw:layer="layout" svg:width="0.499cm" svg:height="1cm" draw:transform="rotate (-1.5707963267949) translate (4.5cm 7.882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4.5cm 8.394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5cm 8.881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5cm 9.38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4.5cm 9.892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5cm 10.379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499cm" svg:height="1cm" draw:transform="rotate (-1.5707963267949) translate (4.499cm 7.382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3.7cm 8.494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499cm" svg:height="1cm" draw:transform="rotate (-1.5707963267949) translate (3.699cm 7.982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394cm" svg:height="1cm" draw:transform="rotate (-1.5707963267949) translate (3.099cm 7.7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394cm" svg:height="1cm" draw:transform="rotate (-1.5707963267949) translate (2.699cm 7.3cm)">
              <text:p/>
    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2.699cm" svg:height="3.601cm" svg:x="1.7cm" svg:y="7.293cm" svg:viewBox="0 0 2700 3602" svg:d="M1900 3602c133-333 602-669 600-1002-2-315-600-698-600-998 0-800-1900-1000-1900-1600 36-4 65 0 100 0 31 0 69-4 100 0 300 600 1900 700 1900 1600 0 300 600 698 600 998s-467 669-600 1002c-67 0-133 0-200 0z">
            <text:p/>
          </draw:path>
          <draw:path draw:style-name="gr14" draw:text-style-name="P12" draw:layer="layout" svg:width="0.999cm" svg:height="3.592cm" svg:x="3.4cm" svg:y="7.3cm" svg:viewBox="0 0 1000 3593" svg:d="M1000 3593c-133-333-602-665-600-998 2-315 600-795 600-995 0-995-800-400-800-1600-35-1-66 0-100 0-32 0-67 0-100 0 0 1200 800 700 800 1595 0 202-600 700-600 1000s467 665 600 998c67 0 133 0 200 0z">
            <text:p/>
          </draw:path>
        </draw:g>
        <draw:g xml:id="id7" draw:id="id7">
          <draw:glue-point draw:id="4" svg:x="3cm" svg:y="-5cm"/>
          <draw:glue-point draw:id="5" svg:x="-3cm" svg:y="-5cm"/>
          <draw:path draw:style-name="gr18" draw:text-style-name="P13" draw:layer="layout" svg:width="0.799cm" svg:height="3.001cm" svg:x="2.3cm" svg:y="7.193cm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1.5707963267949) translate (3.2cm 7.18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10" draw:layer="layout" svg:width="0.399cm" svg:height="0.2cm" draw:transform="rotate (-1.5707963267949) translate (3.1cm 7.78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178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186cm 8.181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186cm 8.68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3.186cm 9.19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186cm 9.679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svg:x="2.3cm" svg:y="7.193cm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18" draw:text-style-name="P14" draw:layer="layout" svg:width="0.799cm" svg:height="2.999cm" svg:x="2.3cm" svg:y="7.193cm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g xml:id="id2" draw:id="id2">
          <draw:glue-point draw:id="4" svg:x="3cm" svg:y="5cm"/>
          <draw:glue-point draw:id="5" svg:x="-3cm" svg:y="5cm"/>
          <draw:path draw:style-name="gr20" draw:text-style-name="P15" draw:layer="layout" svg:width="0.799cm" svg:height="3.001cm" draw:transform="rotate (-3.14159265358979) translate (4.7cm 4.001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1.5707963267949) translate (4.8cm 3.50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4.8cm 3.00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8cm 2.502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8cm 2.003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4.8cm 1.503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4.8cm 1.004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3.14159265358979) translate (4.7cm 4.001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20" draw:text-style-name="P16" draw:layer="layout" svg:width="0.799cm" svg:height="2.999cm" draw:transform="rotate (-3.14159265358979) translate (4.7cm 4.00244444444444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g xml:id="id5" draw:id="id5">
          <draw:glue-point draw:id="4" svg:x="3cm" svg:y="5cm"/>
          <draw:glue-point draw:id="5" svg:x="-3cm" svg:y="5cm"/>
          <draw:path draw:style-name="gr21" draw:text-style-name="P17" draw:layer="layout" svg:width="0.799cm" svg:height="3.001cm" draw:transform="rotate (-3.14159265358979) translate (3.1cm 3.999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1.5707963267949) translate (3.2cm 3.499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3.2cm 2.999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2cm 2.5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2cm 2.00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3.2cm 1.50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3.2cm 1.002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3.14159265358979) translate (3.1cm 3.999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21" draw:text-style-name="P18" draw:layer="layout" svg:width="0.799cm" svg:height="2.999cm" draw:transform="rotate (-3.14159265358979) translate (3.1cm 4.00044444444444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connector draw:style-name="gr13" draw:text-style-name="P1" draw:layer="layout" draw:type="curve" svg:x1="4cm" svg:y1="4.7cm" svg:x2="4cm" svg:y2="4.002cm" draw:start-shape="id3" draw:start-glue-point="0" draw:end-shape="id2" draw:end-glue-point="5" svg:d="M4000 4700v-698" svg:viewBox="0 0 1 699">
          <text:p/>
        </draw:connector>
        <draw:connector draw:style-name="gr13" draw:text-style-name="P19" draw:layer="layout" draw:type="curve" svg:x1="3cm" svg:y1="4.7cm" svg:x2="3cm" svg:y2="4cm" draw:start-shape="id4" draw:start-glue-point="0" draw:end-shape="id5" draw:end-glue-point="4" svg:d="M3000 4700v-700" svg:viewBox="0 0 1 701">
          <text:p/>
        </draw:connector>
        <draw:connector draw:style-name="gr13" draw:text-style-name="P1" draw:layer="layout" draw:type="curve" svg:x1="2.5cm" svg:y1="5.2cm" svg:x2="2.4cm" svg:y2="4cm" draw:start-shape="id6" draw:end-shape="id5" draw:end-glue-point="5" svg:d="M2500 5200c0-898-100-299-100-1200" svg:viewBox="0 0 101 1201">
          <text:p/>
        </draw:connector>
        <draw:connector draw:style-name="gr13" draw:text-style-name="P1" draw:layer="layout" draw:type="curve" svg:x1="2.391cm" svg:y1="7.183cm" svg:x2="2.5cm" svg:y2="5.7cm" draw:start-shape="id7" draw:start-glue-point="5" draw:end-shape="id8" draw:end-glue-point="2" svg:d="M2391 7183c0-1113 109-372 109-1483" svg:viewBox="0 0 110 1484">
          <text:p/>
        </draw:connector>
        <draw:connector draw:style-name="gr13" draw:text-style-name="P1" draw:layer="layout" draw:type="curve" svg:x1="2.997cm" svg:y1="7.183cm" svg:x2="3cm" svg:y2="6.2cm" draw:start-shape="id7" draw:start-glue-point="4" draw:end-shape="id9" draw:end-glue-point="2" svg:d="M2997 7183c0-738 3-247 3-983" svg:viewBox="0 0 4 984">
          <text:p/>
        </draw:connector>
        <draw:g xml:id="id25" draw:id="id25">
          <draw:glue-point draw:id="4" svg:x="5cm" svg:y="2.984cm"/>
          <draw:glue-point draw:id="5" svg:x="4.893cm" svg:y="-2.673cm"/>
          <draw:glue-point draw:id="6" svg:x="4.993cm" svg:y="-3.011cm"/>
          <draw:path draw:style-name="gr14" draw:text-style-name="P9" draw:layer="layout" svg:width="0.799cm" svg:height="3.001cm" draw:transform="rotate (-1.5707963267949) translate (14.902cm 12.306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3.14159265358979) translate (14.891cm 13.206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3.14159265358979) translate (14.401cm 13.206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3.14159265358979) translate (13.892cm 13.19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3.14159265358979) translate (13.393cm 13.19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3.14159265358979) translate (12.903cm 13.19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3.14159265358979) translate (12.394cm 13.19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1.5707963267949) translate (14.902cm 12.306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14" draw:text-style-name="P12" draw:layer="layout" svg:width="0.799cm" svg:height="2.999cm" draw:transform="rotate (-1.5707963267949) translate (14.902cm 12.306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g xml:id="id19" draw:id="id19">
          <draw:glue-point draw:id="4" svg:x="2.973cm" svg:y="5cm"/>
          <draw:glue-point draw:id="5" svg:x="-2.953cm" svg:y="5cm"/>
          <draw:path draw:style-name="gr18" draw:text-style-name="P13" draw:layer="layout" svg:width="0.799cm" svg:height="3.001cm" draw:transform="rotate (-3.14159265358979) translate (11.426cm 4.002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1.5707963267949) translate (10.526cm 4.001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1.5707963267949) translate (10.526cm 3.501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1.5707963267949) translate (10.516cm 3.002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1.5707963267949) translate (10.516cm 2.503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1.5707963267949) translate (10.516cm 2.003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1.5707963267949) translate (10.516cm 1.504cm)">
              <text:p/>
    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3.14159265358979) translate (11.426cm 4.002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18" draw:text-style-name="P14" draw:layer="layout" svg:width="0.799cm" svg:height="2.999cm" draw:transform="rotate (-3.14159265358979) translate (11.426cm 4.002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connector draw:style-name="gr13" draw:text-style-name="P1" draw:layer="layout" draw:type="curve" svg:x1="1.801cm" svg:y1="7.301cm" svg:x2="2cm" svg:y2="6.2cm" draw:start-shape="id10" draw:start-glue-point="12" draw:end-shape="id11" draw:end-glue-point="2" svg:d="M1801 7301c0-832 199-282 199-1101" svg:viewBox="0 0 200 1102">
          <text:p/>
        </draw:connector>
        <draw:connector draw:style-name="gr13" draw:text-style-name="P1" draw:layer="layout" draw:type="curve" svg:x1="3.499cm" svg:y1="7.301cm" svg:x2="3.5cm" svg:y2="5.7cm" draw:start-shape="id10" draw:start-glue-point="13" draw:end-shape="id12" draw:end-glue-point="2" svg:d="M3499 7301c0-1207 1-407 1-1601" svg:viewBox="0 0 2 1602">
          <text:p/>
        </draw:connector>
        <draw:frame draw:style-name="gr22" draw:text-style-name="P8" draw:layer="layout" svg:width="2.7cm" svg:height="1.398cm" svg:x="3.6cm" svg:y="6.602cm">
          <draw:text-box>
            <text:p text:style-name="P7"><text:span text:style-name="T4">Solder side</text:span></text:p>
            <text:p text:style-name="P20"><text:span text:style-name="T4">MDR14</text:span></text:p>
          </draw:text-box>
        </draw:frame>
        <draw:frame draw:style-name="gr23" draw:text-style-name="P21" draw:layer="layout" svg:width="1.4cm" svg:height="0.56cm" draw:transform="rotate (1.5707963267949) translate (1.34cm 8cm)">
          <draw:text-box>
            <text:p text:style-name="P7"><text:span text:style-name="T5">BR/W 5V</text:span></text:p>
          </draw:text-box>
        </draw:frame>
        <draw:frame draw:style-name="gr24" draw:text-style-name="P21" draw:layer="layout" svg:width="1.375cm" svg:height="0.489cm" draw:transform="rotate (1.5707963267949) translate (2.39cm 7.976cm)">
          <draw:text-box>
            <text:p text:style-name="P7"><text:span text:style-name="T5">OR DOA</text:span></text:p>
          </draw:text-box>
        </draw:frame>
        <draw:frame draw:style-name="gr24" draw:text-style-name="P21" draw:layer="layout" svg:width="1.676cm" svg:height="0.489cm" draw:transform="rotate (1.5707963267949) translate (2.979cm 8.276cm)">
          <draw:text-box>
            <text:p text:style-name="P7"><text:span text:style-name="T5">OR/W DOB</text:span></text:p>
          </draw:text-box>
        </draw:frame>
        <draw:frame draw:style-name="gr24" draw:text-style-name="P21" draw:layer="layout" svg:width="1.375cm" svg:height="0.489cm" draw:transform="rotate (1.5707963267949) translate (3.527cm 7.976cm)">
          <draw:text-box>
            <text:p text:style-name="P7"><text:span text:style-name="T5">BR GND</text:span></text:p>
          </draw:text-box>
        </draw:frame>
        <draw:frame draw:style-name="gr24" draw:text-style-name="P22" draw:layer="layout" svg:width="1.676cm" svg:height="0.489cm" draw:transform="rotate (1.5707963267949) translate (1.929cm 4.276cm)">
          <draw:text-box>
            <text:p><text:span text:style-name="T5">BL/W CIB</text:span></text:p>
          </draw:text-box>
        </draw:frame>
        <draw:frame draw:style-name="gr24" draw:text-style-name="P22" draw:layer="layout" svg:width="1.576cm" svg:height="0.489cm" draw:transform="rotate (1.5707963267949) translate (2.53cm 4.276cm)">
          <draw:text-box>
            <text:p><text:span text:style-name="T5">BLUE CIA</text:span></text:p>
          </draw:text-box>
        </draw:frame>
        <draw:frame draw:style-name="gr24" draw:text-style-name="P22" draw:layer="layout" svg:width="1.576cm" svg:height="0.489cm" draw:transform="rotate (1.5707963267949) translate (3.529cm 4.276cm)">
          <draw:text-box>
            <text:p><text:span text:style-name="T5">GR/W DIB</text:span></text:p>
          </draw:text-box>
        </draw:frame>
        <draw:frame draw:style-name="gr24" draw:text-style-name="P22" draw:layer="layout" svg:width="1.776cm" svg:height="0.489cm" draw:transform="rotate (1.5707963267949) translate (4.13cm 4.276cm)">
          <draw:text-box>
            <text:p><text:span text:style-name="T5">GREEN DIA</text:span></text:p>
          </draw:text-box>
        </draw:frame>
        <draw:connector draw:style-name="gr13" draw:text-style-name="P1" draw:layer="layout" draw:type="curve" svg:x1="13.201cm" svg:y1="5cm" svg:x2="13.201cm" svg:y2="4.009cm" draw:start-shape="id13" draw:start-glue-point="4" draw:end-shape="id14" draw:end-glue-point="4" svg:d="M13201 5000v-991" svg:viewBox="0 0 1 992">
          <text:p/>
        </draw:connector>
        <draw:g xml:id="id14" draw:id="id14">
          <draw:glue-point draw:id="4" svg:x="3cm" svg:y="5cm"/>
          <draw:glue-point draw:id="5" svg:x="-3cm" svg:y="5cm"/>
          <draw:path draw:style-name="gr20" draw:text-style-name="P15" draw:layer="layout" svg:width="0.799cm" svg:height="3.001cm" draw:transform="rotate (-3.14159265358979) translate (13.301cm 4.008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1.5707963267949) translate (13.401cm 3.508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13.401cm 3.008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3.401cm 2.509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3.401cm 2.0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13.401cm 1.5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3.401cm 1.011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3.14159265358979) translate (13.301cm 4.008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20" draw:text-style-name="P16" draw:layer="layout" svg:width="0.799cm" svg:height="2.999cm" draw:transform="rotate (-3.14159265358979) translate (13.301cm 4.00944444444444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g xml:id="id17" draw:id="id17">
          <draw:glue-point draw:id="4" svg:x="3cm" svg:y="5cm"/>
          <draw:glue-point draw:id="5" svg:x="-3cm" svg:y="5cm"/>
          <draw:path draw:style-name="gr21" draw:text-style-name="P17" draw:layer="layout" svg:width="0.799cm" svg:height="3.001cm" draw:transform="rotate (-3.14159265358979) translate (10.301cm 4.006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g>
            <draw:custom-shape draw:style-name="gr15" draw:text-style-name="P10" draw:layer="layout" svg:width="0.499cm" svg:height="1cm" draw:transform="rotate (-1.5707963267949) translate (10.401cm 3.506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0" draw:layer="layout" svg:width="0.5cm" svg:height="1cm" draw:transform="rotate (-1.5707963267949) translate (10.401cm 3.006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0.401cm 2.507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0.401cm 2.008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5cm" svg:height="0.999cm" draw:transform="rotate (-1.5707963267949) translate (10.401cm 1.508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10" draw:layer="layout" svg:width="0.499cm" svg:height="0.999cm" draw:transform="rotate (-1.5707963267949) translate (10.401cm 1.009cm)">
              <text:p/>
              <draw:enhanced-geometry svg:viewBox="0 0 21600 21600" draw:mirror-vertical="false" draw:mirror-horizontal="false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path draw:style-name="gr17" draw:text-style-name="P11" draw:layer="layout" svg:width="0.799cm" svg:height="3.001cm" draw:transform="rotate (-3.14159265358979) translate (10.301cm 4.00677777777778cm)" svg:viewBox="0 0 800 3002" svg:d="M800 3002c-133-333-602-669-600-1002 2-315 600-698 600-998s0-1000 0-1000c-36-4-65 0-100 0-31 0-69-4-100 0 0 667 0 667 0 1000 0 300-600 698-600 998s467 669 600 1002c67 0 133 0 200 0z">
            <text:p/>
          </draw:path>
          <draw:path draw:style-name="gr21" draw:text-style-name="P18" draw:layer="layout" svg:width="0.799cm" svg:height="2.999cm" draw:transform="rotate (-3.14159265358979) translate (10.301cm 4.00744444444444cm)" svg:viewBox="0 0 800 3000" svg:d="M0 3000c133-333 602-665 600-998-2-315-600-702-600-1002 1-333 0-1000 0-1000 35-1 66 0 100 0 32 0 68-1 100 0 0 667 0 667 0 1000 0 300 600 702 600 1002s-467 665-600 998c-67 0-133 0-200 0z">
            <text:p/>
          </draw:path>
        </draw:g>
        <draw:connector draw:style-name="gr13" draw:text-style-name="P1" draw:layer="layout" draw:type="curve" svg:x1="12.701cm" svg:y1="6cm" svg:x2="12.601cm" svg:y2="4.009cm" draw:start-shape="id15" draw:start-glue-point="4" draw:end-shape="id14" draw:end-glue-point="5" svg:d="M12701 6000c0-1492-100-497-100-1991" svg:viewBox="0 0 101 1992">
          <text:p/>
        </draw:connector>
        <draw:connector draw:style-name="gr13" draw:text-style-name="P19" draw:layer="layout" draw:type="curve" svg:x1="10.2cm" svg:y1="5cm" svg:x2="10.201cm" svg:y2="4.007cm" draw:start-shape="id16" draw:start-glue-point="4" draw:end-shape="id17" draw:end-glue-point="4" svg:d="M10200 5000c0-744 1-248 1-993" svg:viewBox="0 0 2 994">
          <text:p/>
        </draw:connector>
        <draw:connector draw:style-name="gr13" draw:text-style-name="P1" draw:layer="layout" draw:type="curve" svg:x1="9.7cm" svg:y1="6cm" svg:x2="9.601cm" svg:y2="4.007cm" draw:start-shape="id18" draw:start-glue-point="4" draw:end-shape="id17" draw:end-glue-point="5" svg:d="M9700 6000c0-1494-99-498-99-1993" svg:viewBox="0 0 100 1994">
          <text:p/>
        </draw:connector>
        <draw:frame draw:style-name="gr24" draw:text-style-name="P22" draw:layer="layout" svg:width="1.676cm" svg:height="0.489cm" draw:transform="rotate (1.5707963267949) translate (9.13cm 4.283cm)">
          <draw:text-box>
            <text:p><text:span text:style-name="T5">BL/W CIB</text:span></text:p>
          </draw:text-box>
        </draw:frame>
        <draw:frame draw:style-name="gr24" draw:text-style-name="P22" draw:layer="layout" svg:width="1.576cm" svg:height="0.489cm" draw:transform="rotate (1.5707963267949) translate (9.731cm 4.283cm)">
          <draw:text-box>
            <text:p><text:span text:style-name="T5">BLUE CIA</text:span></text:p>
          </draw:text-box>
        </draw:frame>
        <draw:frame draw:style-name="gr24" draw:text-style-name="P22" draw:layer="layout" svg:width="1.576cm" svg:height="0.489cm" draw:transform="rotate (1.5707963267949) translate (12.03cm 4.283cm)">
          <draw:text-box>
            <text:p><text:span text:style-name="T5">GR/W DIB</text:span></text:p>
          </draw:text-box>
        </draw:frame>
        <draw:frame draw:style-name="gr24" draw:text-style-name="P22" draw:layer="layout" svg:width="1.776cm" svg:height="0.489cm" draw:transform="rotate (1.5707963267949) translate (12.631cm 4.283cm)">
          <draw:text-box>
            <text:p><text:span text:style-name="T5">GREEN DIA</text:span></text:p>
          </draw:text-box>
        </draw:frame>
        <draw:custom-shape draw:style-name="gr25" draw:text-style-name="P23" xml:id="id18" draw:id="id18" draw:layer="layout" svg:width="0.4cm" svg:height="0.4cm" svg:x="9.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16" draw:id="id16" draw:layer="layout" svg:width="0.4cm" svg:height="0.4cm" svg:x="10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20" draw:id="id20" draw:layer="layout" svg:width="0.4cm" svg:height="0.4cm" svg:x="10.5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21" draw:id="id21" draw:layer="layout" svg:width="0.4cm" svg:height="0.4cm" svg:x="11.00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15" draw:id="id15" draw:layer="layout" svg:width="0.4cm" svg:height="0.4cm" svg:x="12.5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13" draw:id="id13" draw:layer="layout" svg:width="0.4cm" svg:height="0.4cm" svg:x="13.00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0" draw:id="id30" draw:layer="layout" svg:width="0.4cm" svg:height="0.4cm" svg:x="13.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0.724cm" svg:y1="4.002cm" svg:x2="10.701cm" svg:y2="6cm" draw:start-shape="id19" draw:start-glue-point="5" draw:end-shape="id20" svg:d="M10724 4002c0 1498-23 500-23 1998" svg:viewBox="0 0 24 1999">
          <text:p/>
        </draw:connector>
        <draw:connector draw:style-name="gr13" draw:text-style-name="P1" draw:layer="layout" draw:type="curve" svg:x1="11.32cm" svg:y1="4.002cm" svg:x2="11.201cm" svg:y2="5cm" draw:start-shape="id19" draw:start-glue-point="4" draw:end-shape="id21" draw:end-glue-point="4" svg:d="M11320 4002c0 750-119 251-119 998" svg:viewBox="0 0 120 999">
          <text:p/>
        </draw:connector>
        <draw:frame draw:style-name="gr24" draw:text-style-name="P25" draw:layer="layout" svg:width="1.375cm" svg:height="0.489cm" draw:transform="rotate (1.5707963267949) translate (10.883cm 4.219cm)">
          <draw:text-box>
            <text:p text:style-name="P24"><text:span text:style-name="T5">OR DOA</text:span></text:p>
          </draw:text-box>
        </draw:frame>
        <draw:frame draw:style-name="gr24" draw:text-style-name="P25" draw:layer="layout" svg:width="1.676cm" svg:height="0.489cm" draw:transform="rotate (1.5707963267949) translate (10.267cm 4.219cm)">
          <draw:text-box>
            <text:p text:style-name="P24"><text:span text:style-name="T5">OR/W DOB</text:span></text:p>
          </draw:text-box>
        </draw:frame>
        <draw:frame draw:style-name="gr24" draw:text-style-name="P26" draw:layer="layout" svg:width="1.443cm" svg:height="0.489cm" svg:x="13.657cm" svg:y="12.53cm">
          <draw:text-box>
            <text:p text:style-name="P7"><text:span text:style-name="T6">BR/W 5V</text:span></text:p>
          </draw:text-box>
        </draw:frame>
        <draw:frame draw:style-name="gr26" draw:text-style-name="P26" draw:layer="layout" svg:width="2.2cm" svg:height="0.565cm" svg:x="13cm" svg:y="11.9cm">
          <draw:text-box>
            <text:p text:style-name="P7"><text:span text:style-name="T6">BR Apple GND</text:span></text:p>
          </draw:text-box>
        </draw:frame>
        <draw:frame draw:style-name="gr27" draw:text-style-name="P27" draw:layer="layout" svg:width="7.1cm" svg:height="1.416cm" svg:x="12.9cm" svg:y="1cm">
          <draw:text-box>
            <text:p text:style-name="P7"><text:span text:style-name="T7">AAUI2AUI wiring diagram</text:span></text:p>
            <text:p text:style-name="P7"><text:span text:style-name="T1">github.com/mmuman/AAUI2AUI</text:span></text:p>
            <text:p text:style-name="P7"><text:span text:style-name="T1">2021-03-29</text:span></text:p>
          </draw:text-box>
        </draw:frame>
        <draw:g>
          <draw:custom-shape draw:style-name="gr28" draw:text-style-name="P28" draw:layer="layout" svg:width="2.2cm" svg:height="2.5cm" draw:transform="rotate (-1.5707963267949) translate (18.62cm 7.32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4cm" svg:height="0.4cm" draw:transform="rotate (-1.5707963267949) translate (16.72cm 7.72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4cm" svg:height="0.4cm" draw:transform="rotate (-1.5707963267949) translate (16.72cm 8.22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4cm" svg:height="0.4cm" draw:transform="rotate (-1.5707963267949) translate (16.72cm 8.72cm)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1.9cm" svg:height="0.564cm" draw:transform="rotate (-1.5707963267949) translate (17.12cm 7.52cm)">
            <draw:text-box>
              <text:p><text:span text:style-name="T8">Vo GND Vi</text:span></text:p>
            </draw:text-box>
          </draw:frame>
          <draw:frame draw:style-name="gr30" draw:text-style-name="P30" draw:layer="layout" svg:width="2.2cm" svg:height="0.564cm" draw:transform="rotate (-1.5707963267949) translate (18.78cm 7.42cm)">
            <draw:text-box>
              <text:p><text:span text:style-name="T8">37 <text:s text:c="5"/>5 <text:s text:c="6"/>12</text:span></text:p>
            </draw:text-box>
          </draw:frame>
          <draw:custom-shape draw:style-name="gr19" draw:text-style-name="P10" draw:layer="layout" svg:width="0.2cm" svg:height="0.2cm" draw:transform="rotate (-1.5707963267949) translate (18.572cm 7.42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0.2cm" svg:height="0.2cm" draw:transform="rotate (-1.5707963267949) translate (18.572cm 8.12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0.2cm" svg:height="0.2cm" draw:transform="rotate (-1.5707963267949) translate (18.572cm 8.82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3cm" svg:height="0.552cm" draw:transform="rotate (-1.5707963267949) translate (18.272cm 7.42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3cm" svg:height="0.552cm" draw:transform="rotate (-1.5707963267949) translate (18.272cm 7.82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3cm" svg:height="0.552cm" draw:transform="rotate (-1.5707963267949) translate (18.272cm 9.02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1" draw:layer="layout" svg:width="0.8cm" svg:height="0.352cm" draw:transform="rotate (-1.5707963267949) translate (17.472cm 7.5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0.7cm" svg:height="0.252cm" draw:transform="rotate (-1.5707963267949) translate (17.372cm 8.5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8.372cm 8.3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8.372cm 8.5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8.372cm 8.7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7.872cm 8.3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7.872cm 8.52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1" draw:layer="layout" svg:width="0.1cm" svg:height="0.252cm" draw:transform="rotate (-1.5707963267949) translate (17.872cm 8.72cm)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7cm" svg:height="0.352cm" draw:transform="rotate (-1.5707963267949) translate (18.172cm 8.22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2" draw:layer="layout" svg:width="0.4cm" svg:height="0.352cm" draw:transform="rotate (-1.5707963267949) translate (17.472cm 7.72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2" draw:layer="layout" svg:width="0.3cm" svg:height="0.252cm" draw:transform="rotate (-1.5707963267949) translate (17.372cm 8.72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3cm" svg:height="0.352cm" draw:transform="rotate (-1.5707963267949) translate (18.172cm 7.42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3cm" svg:height="0.352cm" draw:transform="rotate (-1.5707963267949) translate (18.172cm 7.82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3cm" svg:height="0.352cm" draw:transform="rotate (-1.5707963267949) translate (18.172cm 9.0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177cm" svg:height="0.182cm" draw:transform="rotate (-1.5707963267949) translate (18.568cm 8.8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10" xml:id="id29" draw:id="id29" draw:layer="layout" svg:width="0.2cm" svg:height="0.2cm" draw:transform="rotate (-1.5707963267949) translate (16.62cm 7.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2" draw:id="id22" draw:layer="layout" svg:width="0.2cm" svg:height="0.2cm" draw:transform="rotate (-1.5707963267949) translate (16.619cm 8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8" draw:id="id28" draw:layer="layout" svg:width="0.2cm" svg:height="0.2cm" draw:transform="rotate (-1.5707963267949) translate (16.618cm 8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3" draw:layer="layout" svg:width="4.1cm" svg:height="0.725cm" svg:x="15.9cm" svg:y="9.527cm">
          <draw:text-box>
            <text:p><text:span text:style-name="T4">12V step-up board</text:span></text:p>
          </draw:text-box>
        </draw:frame>
        <draw:connector draw:style-name="gr40" draw:text-style-name="P1" draw:layer="layout" draw:line-skew="-1.11cm" svg:x1="16.419cm" svg:y1="8.421cm" svg:x2="14.342cm" svg:y2="5.342cm" draw:start-shape="id22" draw:start-glue-point="8" draw:end-shape="id23" draw:end-glue-point="9" svg:d="M16419 8421h-2119v-3079h42" svg:viewBox="0 0 2120 3080">
          <text:p/>
        </draw:connector>
        <draw:frame draw:style-name="gr24" draw:text-style-name="P21" draw:layer="layout" svg:width="0.883cm" svg:height="0.489cm" svg:x="15.2cm" svg:y="7.411cm">
          <draw:text-box>
            <text:p text:style-name="P7"><text:span text:style-name="T5">12V</text:span></text:p>
          </draw:text-box>
        </draw:frame>
        <draw:frame draw:style-name="gr24" draw:text-style-name="P21" draw:layer="layout" svg:width="1.4cm" svg:height="0.489cm" svg:x="14.676cm" svg:y="7.956cm">
          <draw:text-box>
            <text:p text:style-name="P7"><text:span text:style-name="T5">AUI GND</text:span></text:p>
          </draw:text-box>
        </draw:frame>
        <draw:frame draw:style-name="gr39" draw:text-style-name="P33" draw:layer="layout" svg:width="4.1cm" svg:height="0.725cm" svg:x="15.9cm" svg:y="13.075cm">
          <draw:text-box>
            <text:p><text:span text:style-name="T4">1.3mm DC IN Jack</text:span></text:p>
          </draw:text-box>
        </draw:frame>
        <draw:g>
          <draw:custom-shape draw:style-name="gr41" draw:text-style-name="P29" draw:layer="layout" svg:width="2.7cm" svg:height="1.6cm" draw:transform="rotate (-1.5707963267949) translate (18.576cm 10.3cm)">
            <text:p/>
  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2" draw:text-style-name="P2" draw:layer="layout" svg:width="0.8cm" svg:height="0.8cm" draw:transform="rotate (1.5707963267949) translate (17.576cm 12.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3" draw:text-style-name="P34" draw:layer="layout" svg:width="0.5cm" svg:height="0.224cm" svg:x="17.676cm" svg:y="11.67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35" draw:layer="layout" svg:width="0.284cm" svg:height="0.55cm" draw:transform="rotate (-2.24955487289549) translate (18.193cm 12.137cm)">
            <text:p/>
            <draw:enhanced-geometry svg:viewBox="0 0 88 21600" draw:mirror-vertical="true" draw:glue-points="44 ?f6 44 0 0 10800 44 21600 88 10800" draw:text-areas="0 ?f6 88 ?f3" draw:mirror-horizont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5" draw:text-style-name="P36" draw:layer="layout" svg:width="0.8cm" svg:height="0.8cm" draw:transform="rotate (1.5707963267949) translate (17.576cm 12.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6" draw:text-style-name="P37" xml:id="id27" draw:id="id27" draw:layer="layout" svg:width="1.076cm" svg:height="0.224cm" svg:x="16.6cm" svg:y="12.77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4552.646239554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7" draw:text-style-name="P37" xml:id="id26" draw:id="id26" draw:layer="layout" svg:width="0.6cm" svg:height="0.224cm" svg:x="16.601cm" svg:y="11.67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8014.642262895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7" draw:text-style-name="P37" xml:id="id24" draw:id="id24" draw:layer="layout" svg:width="0.6cm" svg:height="0.224cm" svg:x="16.602cm" svg:y="10.67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8014.642262895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21" draw:layer="layout" svg:width="1.6cm" svg:height="0.489cm" svg:x="15.5cm" svg:y="12.311cm">
          <draw:text-box>
            <text:p text:style-name="P7"><text:span text:style-name="T5">1 Pin: +5V</text:span></text:p>
          </draw:text-box>
        </draw:frame>
        <draw:frame draw:style-name="gr12" draw:text-style-name="P21" draw:layer="layout" svg:width="1.684cm" svg:height="0.799cm" svg:x="15.446cm" svg:y="11.019cm">
          <draw:text-box>
            <text:p text:style-name="P7"><text:span text:style-name="T5">3 Break:</text:span></text:p>
            <text:p text:style-name="P7"><text:span text:style-name="T5">Apple GND</text:span></text:p>
          </draw:text-box>
        </draw:frame>
        <draw:frame draw:style-name="gr48" draw:text-style-name="P26" draw:layer="layout" svg:width="1.5cm" svg:height="0.727cm" svg:x="15.6cm" svg:y="10.073cm">
          <draw:text-box>
            <text:p text:style-name="P7"><text:span text:style-name="T6">2 Sleeve:</text:span></text:p>
            <text:p text:style-name="P7"><text:span text:style-name="T6">AUI GND</text:span></text:p>
          </draw:text-box>
        </draw:frame>
        <draw:connector draw:style-name="gr40" draw:text-style-name="P1" draw:layer="layout" draw:line-skew="2.762cm" svg:x1="14.2cm" svg:y1="5.4cm" svg:x2="16.713cm" svg:y2="10.788cm" draw:start-shape="id23" draw:start-glue-point="8" draw:end-shape="id24" draw:end-glue-point="9" svg:d="M14200 5400v5400h2513v-12" svg:viewBox="0 0 2514 5401">
          <text:p/>
        </draw:connector>
        <draw:connector draw:style-name="gr13" draw:text-style-name="P1" draw:layer="layout" draw:type="curve" draw:line-skew="0.17cm" svg:x1="14.899cm" svg:y1="12.396cm" svg:x2="16.712cm" svg:y2="11.788cm" draw:start-shape="id25" draw:start-glue-point="6" draw:end-shape="id26" draw:end-glue-point="9" svg:d="M14899 12396c1534 0 628-608 1813-608" svg:viewBox="0 0 1814 609">
          <text:p/>
        </draw:connector>
        <draw:connector draw:style-name="gr13" draw:text-style-name="P1" draw:layer="layout" draw:type="curve" draw:line-skew="0.47cm" svg:x1="14.902cm" svg:y1="13.001cm" svg:x2="16.713cm" svg:y2="12.888cm" draw:start-shape="id25" draw:start-glue-point="4" draw:end-shape="id27" draw:end-glue-point="9" svg:d="M14902 13001c1978 0 1073-113 1811-113" svg:viewBox="0 0 1812 114">
          <text:p/>
        </draw:connector>
        <draw:connector draw:style-name="gr49" draw:text-style-name="P1" draw:layer="layout" draw:line-skew="-0.416cm" svg:x1="16.418cm" svg:y1="8.922cm" svg:x2="16.688cm" svg:y2="12.842cm" draw:start-shape="id28" draw:start-glue-point="8" svg:d="M16418 8922h-918v3920h1188" svg:viewBox="0 0 1189 3921">
          <text:p/>
        </draw:connector>
        <draw:frame draw:style-name="gr50" draw:text-style-name="P39" draw:layer="layout" svg:width="10.5cm" svg:height="3.942cm" svg:x="1cm" svg:y="9.858cm">
          <draw:text-box>
            <text:p text:style-name="P38"><text:span text:style-name="T9"><text:tab/></text:span><text:span text:style-name="T9"><text:tab/></text:span><text:span text:style-name="T9"><text:tab/></text:span><text:span text:style-name="T10">DA15</text:span><text:span text:style-name="T10"><text:tab/></text:span><text:span text:style-name="T10"><text:tab/></text:span><text:span text:style-name="T10">Step-up</text:span><text:span text:style-name="T10"><text:tab/></text:span><text:span text:style-name="T10"><text:tab/></text:span><text:span text:style-name="T10">Jack</text:span></text:p>
            <text:p text:style-name="P38"><text:span text:style-name="T9"><text:tab/></text:span><text:span text:style-name="T9"><text:tab/></text:span><text:span text:style-name="T9"><text:tab/></text:span><text:span text:style-name="T9">13) 12V –––––––––</text:span><text:span text:style-name="T9"><text:tab/></text:span><text:span text:style-name="T9">Vo</text:span></text:p>
            <text:p text:style-name="P38"><text:span text:style-name="T11">MDR14</text:span><text:span text:style-name="T9"><text:tab/></text:span><text:span text:style-name="T9"><text:tab/></text:span><text:span text:style-name="T9"><text:tab/></text:span><text:span text:style-name="T9">6) AUIGND ––––––</text:span><text:span text:style-name="T9"><text:tab/></text:span><text:span text:style-name="T9">GND –––––––––––</text:span><text:span text:style-name="T9"><text:tab/></text:span><text:span text:style-name="T9">2) Sleeve</text:span></text:p>
            <text:p><text:span text:style-name="T9">2) DIA ––</text:span><text:span text:style-name="T9"><text:tab/></text:span><text:span text:style-name="T9">–––– GREEN –––</text:span><text:span text:style-name="T2">–</text:span><text:span text:style-name="T2"><text:tab/></text:span><text:span text:style-name="T2">5) DIA</text:span></text:p>
            <text:p text:style-name="P38"><text:span text:style-name="T9">3) DIB ––</text:span><text:span text:style-name="T9"><text:tab/></text:span><text:span text:style-name="T9">– GREEN/WHITE -</text:span><text:span text:style-name="T2"><text:tab/></text:span><text:span text:style-name="T2">12) DIB</text:span></text:p>
            <text:p text:style-name="P38"><text:span text:style-name="T9">5) CIA ––</text:span><text:span text:style-name="T9"><text:tab/></text:span><text:span text:style-name="T9">–––– BLUE –––––</text:span><text:span text:style-name="T2">–</text:span><text:span text:style-name="T2"><text:tab/></text:span><text:span text:style-name="T2">2) CIA</text:span></text:p>
            <text:p text:style-name="P38"><text:span text:style-name="T9">6) CIB ––</text:span><text:span text:style-name="T9"><text:tab/></text:span><text:span text:style-name="T9">–– BLUE/WHITE </text:span><text:span text:style-name="T2">–</text:span><text:span text:style-name="T2"><text:tab/></text:span><text:span text:style-name="T2">9) CIB</text:span></text:p>
            <text:p text:style-name="P38"><text:span text:style-name="T9">11) GND</text:span><text:span text:style-name="T9"><text:tab/></text:span><text:span text:style-name="T9">––– BROWN ––––––––––––––––––––––––––––––––––––</text:span><text:span text:style-name="T9"><text:tab/></text:span><text:span text:style-name="T9">3) Break</text:span></text:p>
            <text:p text:style-name="P38"><text:span text:style-name="T9">12) DOB</text:span><text:span text:style-name="T9"><text:tab/></text:span><text:span text:style-name="T9">–ORANGE/WHITE</text:span><text:span text:style-name="T9"><text:tab/></text:span><text:span text:style-name="T9">10) DOB</text:span></text:p>
            <text:p text:style-name="P38"><text:span text:style-name="T9">13) DOA</text:span><text:span text:style-name="T9"><text:tab/></text:span><text:span text:style-name="T9">–––– ORANGE –</text:span><text:span text:style-name="T2">–</text:span><text:span text:style-name="T2"><text:tab/></text:span><text:span text:style-name="T2">3) DOA</text:span></text:p>
            <text:p text:style-name="P38"><text:span text:style-name="T9">14) +5V</text:span><text:span text:style-name="T9"><text:tab/></text:span><text:span text:style-name="T9">–BROWN/WHITE –––––––––––––––––</text:span><text:span text:style-name="T9"><text:tab/></text:span><text:span text:style-name="T9">Vi –––––––––––––</text:span><text:span text:style-name="T9"><text:tab/></text:span><text:span text:style-name="T9">1) Pin</text:span></text:p>
            <text:p text:style-name="P38"><text:span text:style-name="T9">Shield) – cable shield (</text:span><text:span text:style-name="T11">not</text:span><text:span text:style-name="T9"> on DA15)</text:span></text:p>
          </draw:text-box>
        </draw:frame>
        <draw:custom-shape draw:style-name="gr51" draw:text-style-name="P23" draw:layer="layout" svg:width="0.2cm" svg:height="0.2cm" svg:x="4.4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3.9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2.4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2.9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3.4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2.4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1.9cm" svg:y="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2.9cm" svg:y="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out" svg:width="0.399cm" svg:height="0.099cm" draw:transform="rotate (-3.14159265358979) translate (12.909cm 8.111cm)" svg:viewBox="0 0 400 100" svg:d="M400 0c-100 0-125 100-200 100s-100-100-200-100">
          <text:p/>
        </draw:path>
        <draw:path draw:style-name="gr53" draw:text-style-name="P1" draw:layer="layout" svg:width="0.399cm" svg:height="0.099cm" svg:x="12.509cm" svg:y="8.011cm" svg:viewBox="0 0 400 100" svg:d="M0 0c100 0 125 100 200 100s100-100 200-100">
          <text:p/>
        </draw:path>
        <draw:line draw:style-name="gr54" draw:text-style-name="P1" draw:layer="layout" svg:x1="12.909cm" svg:y1="8.011cm" svg:x2="13.009cm" svg:y2="8.011cm">
          <text:p/>
        </draw:line>
        <draw:line draw:style-name="gr54" draw:text-style-name="P1" draw:layer="layout" svg:x1="12.909cm" svg:y1="8.111cm" svg:x2="13.009cm" svg:y2="8.111cm">
          <text:p/>
        </draw:line>
        <draw:path draw:style-name="gr55" draw:text-style-name="P1" draw:layer="layout" svg:width="0.399cm" svg:height="0.099cm" draw:transform="rotate (-3.14159265358979) translate (12.904cm 8.544cm)" svg:viewBox="0 0 400 100" svg:d="M400 0c-100 0-125 100-200 100s-100-100-200-100">
          <text:p/>
        </draw:path>
        <draw:path draw:style-name="gr56" draw:text-style-name="P1" draw:layer="layout" svg:width="0.399cm" svg:height="0.099cm" svg:x="12.504cm" svg:y="8.444cm" svg:viewBox="0 0 400 100" svg:d="M0 0c100 0 125 100 200 100s100-100 200-100">
          <text:p/>
        </draw:path>
        <draw:line draw:style-name="gr54" draw:text-style-name="P1" draw:layer="layout" svg:x1="12.904cm" svg:y1="8.444cm" svg:x2="13.004cm" svg:y2="8.444cm">
          <text:p/>
        </draw:line>
        <draw:line draw:style-name="gr54" draw:text-style-name="P1" draw:layer="layout" svg:x1="12.904cm" svg:y1="8.544cm" svg:x2="13.004cm" svg:y2="8.544cm">
          <text:p/>
        </draw:line>
        <draw:custom-shape draw:style-name="gr57" draw:text-style-name="P41" draw:layer="layout" svg:width="0.3cm" svg:height="0.2cm" draw:transform="rotate (1.5707963267949) translate (12.759cm 8.427cm)">
          <text:p text:style-name="P40"><text:span text:style-name="T2">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8" draw:text-style-name="P42" draw:layer="layout" svg:width="0.6cm" svg:height="4.5cm" draw:transform="rotate (1.5707963267949) translate (8.1cm 8.577cm)">
          <text:p/>
          <draw:enhanced-geometry svg:viewBox="0 0 88 21600" draw:glue-points="44 ?f6 44 0 0 10800 44 21600 88 10800" draw:text-areas="0 ?f6 88 ?f3" draw:type="can" draw:modifiers="959.7867140635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43" draw:layer="layout" svg:width="0.7cm" svg:height="0.5cm" draw:transform="rotate (1.5707963267949) translate (8.088cm 8.62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0" draw:text-style-name="P1" draw:layer="layout" svg:width="0.245cm" svg:height="0.211cm" draw:transform="rotate (-2.35619449019235) translate (8.6cm 8.477cm)" svg:viewBox="0 0 246 212" svg:d="M212 212c142 0-212-212-212-212">
          <text:p/>
        </draw:path>
        <draw:custom-shape draw:style-name="gr61" draw:text-style-name="P44" draw:layer="layout" svg:width="3.5cm" svg:height="1.2cm" svg:x="8.7cm" svg:y="7.577cm">
          <text:p/>
          <draw:enhanced-geometry svg:viewBox="0 0 21600 21600" draw:type="rectangle" draw:enhanced-path="M 0 0 L 21600 0 21600 21600 0 21600 0 0 Z N"/>
        </draw:custom-shape>
        <draw:path draw:style-name="gr52" draw:text-style-name="P1" draw:layer="layout" svg:width="0.399cm" svg:height="0.099cm" draw:transform="rotate (-3.14159265358979) translate (8.2cm 8.077cm)" svg:viewBox="0 0 400 100" svg:d="M0 0c100 0 125 100 200 100s100-100 200-100">
          <text:p/>
        </draw:path>
        <draw:path draw:style-name="gr53" draw:text-style-name="P1" draw:layer="layout" svg:width="0.399cm" svg:height="0.099cm" svg:x="7.8cm" svg:y="7.977cm" svg:viewBox="0 0 400 100" svg:d="M400 0c-100 0-125 100-200 100s-100-100-200-100">
          <text:p/>
        </draw:path>
        <draw:line draw:style-name="gr54" draw:text-style-name="P1" draw:layer="layout" svg:x1="7.8cm" svg:y1="7.977cm" svg:x2="7.7cm" svg:y2="7.977cm">
          <text:p/>
        </draw:line>
        <draw:line draw:style-name="gr54" draw:text-style-name="P1" draw:layer="layout" svg:x1="7.8cm" svg:y1="8.077cm" svg:x2="7.7cm" svg:y2="8.077cm">
          <text:p/>
        </draw:line>
        <draw:path draw:style-name="gr55" draw:text-style-name="P1" draw:layer="layout" svg:width="0.399cm" svg:height="0.099cm" draw:transform="rotate (-3.14159265358979) translate (8.205cm 8.577cm)" svg:viewBox="0 0 400 100" svg:d="M0 0c100 0 125 100 200 100s100-100 200-100">
          <text:p/>
        </draw:path>
        <draw:path draw:style-name="gr56" draw:text-style-name="P1" draw:layer="layout" svg:width="0.399cm" svg:height="0.099cm" svg:x="7.805cm" svg:y="8.477cm" svg:viewBox="0 0 400 100" svg:d="M400 0c-100 0-125 100-200 100s-100-100-200-100">
          <text:p/>
        </draw:path>
        <draw:line draw:style-name="gr54" draw:text-style-name="P1" draw:layer="layout" svg:x1="7.805cm" svg:y1="8.477cm" svg:x2="7.705cm" svg:y2="8.477cm">
          <text:p/>
        </draw:line>
        <draw:line draw:style-name="gr54" draw:text-style-name="P1" draw:layer="layout" svg:x1="7.805cm" svg:y1="8.577cm" svg:x2="7.705cm" svg:y2="8.577cm">
          <text:p/>
        </draw:line>
        <draw:custom-shape draw:style-name="gr57" draw:text-style-name="P41" draw:layer="layout" svg:width="0.3cm" svg:height="0.2cm" draw:transform="rotate (1.5707963267949) translate (7.75cm 8.427cm)">
          <text:p text:style-name="P40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5" draw:text-style-name="P46" draw:layer="layout" svg:width="7.1cm" svg:height="0.569cm" svg:x="6.1cm" svg:y="7.4cm">
          <draw:text-box>
            <text:p text:style-name="P45"><text:span text:style-name="T2">Foil &amp; shield: <text:s text:c="5"/>Keep 1cm, fold out</text:span><text:span text:style-name="T2"><text:tab/></text:span><text:span text:style-name="T2"> <text:s/>Remove</text:span></text:p>
          </draw:text-box>
        </draw:frame>
        <draw:line draw:style-name="gr62" draw:text-style-name="P1" draw:layer="layout" svg:x1="8.3cm" svg:y1="7.477cm" svg:x2="8.3cm" svg:y2="7.877cm">
          <text:p/>
        </draw:line>
        <draw:line draw:style-name="gr62" draw:text-style-name="P1" draw:layer="layout" svg:x1="12.7cm" svg:y1="7.5cm" svg:x2="12.7cm" svg:y2="7.907cm">
          <text:p/>
        </draw:line>
        <draw:line draw:style-name="gr63" draw:text-style-name="P1" draw:layer="layout" svg:x1="7.6cm" svg:y1="9.477cm" svg:x2="7.7cm" svg:y2="9.477cm">
          <text:p/>
        </draw:line>
        <draw:line draw:style-name="gr64" draw:text-style-name="P1" draw:layer="layout" svg:x1="7.6cm" svg:y1="9.477cm" svg:x2="7.9cm" svg:y2="9.477cm">
          <text:p/>
        </draw:line>
        <draw:line draw:style-name="gr65" draw:text-style-name="P1" draw:layer="layout" svg:x1="7.7cm" svg:y1="8.7cm" svg:x2="7.7cm" svg:y2="9.477cm">
          <text:p/>
        </draw:line>
        <draw:line draw:style-name="gr65" draw:text-style-name="P1" draw:layer="layout" svg:x1="7.8cm" svg:y1="8.7cm" svg:x2="7.8cm" svg:y2="9.477cm">
          <text:p/>
        </draw:line>
        <draw:line draw:style-name="gr65" draw:text-style-name="P1" draw:layer="layout" svg:x1="8.2cm" svg:y1="8.7cm" svg:x2="8.2cm" svg:y2="9.177cm">
          <text:p/>
        </draw:line>
        <draw:line draw:style-name="gr63" draw:text-style-name="P1" draw:layer="layout" svg:x1="7.9cm" svg:y1="9.477cm" svg:x2="7.796cm" svg:y2="9.477cm">
          <text:p/>
        </draw:line>
        <draw:line draw:style-name="gr63" draw:text-style-name="P1" draw:layer="layout" svg:x1="7.6cm" svg:y1="9.177cm" svg:x2="7.7cm" svg:y2="9.177cm">
          <text:p/>
        </draw:line>
        <draw:line draw:style-name="gr64" draw:text-style-name="P1" draw:layer="layout" svg:x1="7.6cm" svg:y1="9.177cm" svg:x2="8.2cm" svg:y2="9.177cm">
          <text:p/>
        </draw:line>
        <draw:line draw:style-name="gr63" draw:text-style-name="P1" draw:layer="layout" svg:x1="8.3cm" svg:y1="9.177cm" svg:x2="8.196cm" svg:y2="9.177cm">
          <text:p/>
        </draw:line>
        <draw:line draw:style-name="gr63" draw:text-style-name="P1" draw:layer="layout" svg:x1="13.1cm" svg:y1="9.498cm" svg:x2="13cm" svg:y2="9.498cm">
          <text:p/>
        </draw:line>
        <draw:line draw:style-name="gr64" draw:text-style-name="P1" draw:layer="layout" svg:x1="13.1cm" svg:y1="9.498cm" svg:x2="12.8cm" svg:y2="9.498cm">
          <text:p/>
        </draw:line>
        <draw:line draw:style-name="gr65" draw:text-style-name="P1" draw:layer="layout" svg:x1="13cm" svg:y1="8.6cm" svg:x2="13cm" svg:y2="9.498cm">
          <text:p/>
        </draw:line>
        <draw:line draw:style-name="gr65" draw:text-style-name="P1" draw:layer="layout" svg:x1="12.9cm" svg:y1="8.6cm" svg:x2="12.9cm" svg:y2="9.498cm">
          <text:p/>
        </draw:line>
        <draw:line draw:style-name="gr65" draw:text-style-name="P1" draw:layer="layout" svg:x1="12.5cm" svg:y1="8.6cm" svg:x2="12.5cm" svg:y2="9.198cm">
          <text:p/>
        </draw:line>
        <draw:line draw:style-name="gr63" draw:text-style-name="P1" draw:layer="layout" svg:x1="12.8cm" svg:y1="9.498cm" svg:x2="12.904cm" svg:y2="9.498cm">
          <text:p/>
        </draw:line>
        <draw:line draw:style-name="gr63" draw:text-style-name="P1" draw:layer="layout" svg:x1="13.1cm" svg:y1="9.198cm" svg:x2="13cm" svg:y2="9.198cm">
          <text:p/>
        </draw:line>
        <draw:line draw:style-name="gr64" draw:text-style-name="P1" draw:layer="layout" svg:x1="13.1cm" svg:y1="9.198cm" svg:x2="12.5cm" svg:y2="9.198cm">
          <text:p/>
        </draw:line>
        <draw:line draw:style-name="gr63" draw:text-style-name="P1" draw:layer="layout" svg:x1="12.4cm" svg:y1="9.198cm" svg:x2="12.504cm" svg:y2="9.198cm">
          <text:p/>
        </draw:line>
        <draw:connector draw:style-name="gr66" draw:text-style-name="P1" draw:layer="layout" svg:x1="16.42cm" svg:y1="7.92cm" svg:x2="13.7cm" svg:y2="6.4cm" draw:start-shape="id29" draw:start-glue-point="8" draw:end-shape="id30" draw:end-glue-point="8" svg:d="M16420 7920h-2720v-1520" svg:viewBox="0 0 2721 1521">
          <text:p/>
        </draw:connector>
        <draw:frame draw:style-name="gr67" draw:text-style-name="P49" draw:layer="layout" svg:width="6.7cm" svg:height="0.981cm" svg:x="6.4cm" svg:y="8.778cm">
          <draw:text-box>
            <text:p text:style-name="P47"><text:span text:style-name="T2">Wires:</text:span><text:span text:style-name="T2"><text:tab/></text:span><text:span text:style-name="T2"> <text:s text:c="5"/>2cm</text:span><text:span text:style-name="T2"><text:tab/></text:span><text:span text:style-name="T2"> <text:s text:c="4"/>Insulation</text:span><text:span text:style-name="T2"><text:tab/></text:span><text:span text:style-name="T2"> <text:s/>2cm</text:span></text:p>
            <text:p text:style-name="P48"><text:span text:style-name="T2"><text:tab/></text:span><text:span text:style-name="T2"> </text:span><text:span text:style-name="T2">2mm </text:span><text:span text:style-name="T10">max <text:s text:c="7"/></text:span><text:span text:style-name="T2">Copper</text:span><text:span text:style-name="T2"><text:tab/></text:span><text:span text:style-name="T2"> <text:s/>&lt; 5mm</text:span></text:p>
          </draw:text-box>
        </draw:frame>
        <draw:custom-shape draw:style-name="gr51" draw:text-style-name="P23" draw:layer="layout" svg:width="0.2cm" svg:height="0.2cm" svg:x="16.6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16.6cm" svg:y="11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0.2cm" svg:height="0.2cm" svg:x="16.6cm" svg:y="12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23" draw:id="id23" draw:layer="layout" svg:width="0.4cm" svg:height="0.4cm" svg:x="1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radial" draw:cx="50%" draw:cy="50%" draw:start-color="#000000" draw:end-color="#ffff00" draw:start-intensity="100%" draw:end-intensity="100%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36" draw:display-name="Transparency 36" draw:style="linear" draw:start="100%" draw:end="0%" draw:angle="45deg" draw:border="15%"/>
    <draw:opacity draw:name="Transparency_20_41" draw:display-name="Transparency 41" draw:style="axial" draw:start="100%" draw:end="0%" draw:angle="9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çois Revol</meta:initial-creator>
    <meta:creation-date>2021-03-28T23:34:41.743234440</meta:creation-date>
    <dc:date>2021-03-29T22:35:34.091272204</dc:date>
    <dc:creator>François Revol</dc:creator>
    <meta:editing-duration>PT3H33M41S</meta:editing-duration>
    <meta:editing-cycles>48</meta:editing-cycles>
    <meta:generator>LibreOffice/7.0.4.2$Linux_X86_64 LibreOffice_project/00$Build-2</meta:generator>
    <meta:printed-by>François Revol</meta:printed-by>
    <meta:print-date>2021-03-29T19:31:22.316550895</meta:print-date>
    <meta:document-statistic meta:object-count="310"/>
  </office:meta>
</office:document-meta>
</file>